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80000015F203881C8.jpg"/>
  <manifest:file-entry manifest:media-type="image/png" manifest:full-path="Pictures/1000020100000205000000B7174E35E1.png"/>
  <manifest:file-entry manifest:media-type="image/png" manifest:full-path="Pictures/10000201000000A50000002FC085EA40.png"/>
  <manifest:file-entry manifest:media-type="image/jpeg" manifest:full-path="Pictures/10000000000001680000015F9666B5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3.0597in" style:rel-column-width="28955*"/>
    </style:style>
    <style:style style:name="horizontallist.B" style:family="table-column">
      <style:table-column-properties style:column-width="3.8653in" style:rel-column-width="36580*"/>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Table2" style:family="table">
      <style:table-properties style:width="6.925in" table:align="margins"/>
    </style:style>
    <style:style style:name="Table2.A" style:family="table-column">
      <style:table-column-properties style:column-width="1.6931in" style:rel-column-width="16022*"/>
    </style:style>
    <style:style style:name="Table2.B" style:family="table-column">
      <style:table-column-properties style:column-width="5.2319in" style:rel-column-width="49513*"/>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9326in" style:rel-column-width="37216*"/>
    </style:style>
    <style:style style:name="Table4.B" style:family="table-column">
      <style:table-column-properties style:column-width="2.9924in" style:rel-column-width="28319*"/>
    </style:style>
    <style:style style:name="Table5" style:family="table">
      <style:table-properties style:width="6.925in" table:align="margins"/>
    </style:style>
    <style:style style:name="Table5.A" style:family="table-column">
      <style:table-column-properties style:column-width="2.3181in" style:rel-column-width="21937*"/>
    </style:style>
    <style:style style:name="Table5.B" style:family="table-column">
      <style:table-column-properties style:column-width="4.6069in" style:rel-column-width="43598*"/>
    </style:style>
    <style:style style:name="Table6" style:family="table">
      <style:table-properties style:width="6.925in" table:align="margins" fo:keep-with-next="always"/>
    </style:style>
    <style:style style:name="Table6.A" style:family="table-column">
      <style:table-column-properties style:column-width="2.5653in" style:rel-column-width="24276*"/>
    </style:style>
    <style:style style:name="Table6.B" style:family="table-column">
      <style:table-column-properties style:column-width="4.3597in" style:rel-column-width="41259*"/>
    </style:style>
    <style:style style:name="Table6.A1" style:family="table-cell">
      <style:table-cell-properties fo:padding="0.0382in" fo:border="none"/>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ext-body">
      <style:paragraph-properties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ect1" style:list-style-name=""/>
    <style:style style:name="P12" style:family="paragraph" style:parent-style-name="sect1">
      <style:paragraph-properties fo:break-before="page"/>
    </style:style>
    <style:style style:name="P13" style:family="paragraph" style:parent-style-name="sect2" style:list-style-name=""/>
    <style:style style:name="P14" style:family="paragraph" style:parent-style-name="sect2">
      <style:paragraph-properties fo:break-before="page"/>
    </style:style>
    <style:style style:name="P15" style:family="paragraph" style:parent-style-name="sect3" style:list-style-name=""/>
    <style:style style:name="P16" style:family="paragraph" style:parent-style-name="sect3">
      <style:paragraph-properties fo:break-before="page"/>
    </style:style>
    <style:style style:name="P17" style:family="paragraph" style:parent-style-name="Text_20_body" style:list-style-name="L2"/>
    <style:style style:name="P18" style:family="paragraph" style:parent-style-name="text-body" style:list-style-name="L2"/>
    <style:style style:name="P19" style:family="paragraph" style:parent-style-name="_2a__20_RA-Code" style:list-style-name="L2"/>
    <style:style style:name="P20" style:family="paragraph" style:parent-style-name="_2a__20_RA-Code" style:list-style-name="L5"/>
    <style:style style:name="P21" style:family="paragraph" style:parent-style-name="_2a__20_RA-Content" style:list-style-name="L2"/>
    <style:style style:name="P22" style:family="paragraph" style:parent-style-name="_2a__20_RA-Content" style:list-style-name="L3"/>
    <style:style style:name="T1" style:family="text">
      <style:text-properties fo:font-weight="bold" style:font-weight-asian="bold" style:font-weight-complex="bold"/>
    </style:style>
    <style:style style:name="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sect0"><text:title/>Dell Proof of Concept Deployment Guide</text:p>
      <text:p text:style-name="cover-text"/>
      <text:h text:style-name="sect1" text:outline-level="1"><text:bookmark-start text:name="_configure_foreman_server"/>Configure Foreman Server<text:bookmark-end text:name="_configure_foreman_server"/></text:h>
      <text:p text:style-name="text-body">If the provisioning interface on the provisioned host is not the first interface returned in the puppet data, Foreman will overwrite the configuration in the database. This can cause issues later.</text:p>
      <text:p text:style-name="text-body">To prevent Foreman from changing the IP and MAC information to reflect the puppet data, change the <text:span text:style-name="_2a__20_RA-UI_20_Element">ignore_puppet_facts_for_provisioning</text:span> setting.</text:p>
      <text:list xml:id="list3517235054039490662" text:style-name="L1">
        <text:list-item>
          <text:p text:style-name="P5">Log into the Foreman user interface. </text:p>
        </text:list-item>
        <text:list-item>
          <text:p text:style-name="P5">Move the mouse over the <text:span text:style-name="_2a__20_RA-UI_20_Element">Administer</text:span> drop down menu on the right side of the interface. </text:p>
        </text:list-item>
        <text:list-item>
          <text:p text:style-name="P5">Select <text:span text:style-name="_2a__20_RA-UI_20_Element">Settings</text:span> from the menu. </text:p>
        </text:list-item>
        <text:list-item>
          <text:p text:style-name="P5">Select the <text:span text:style-name="_2a__20_RA-UI_20_Element">Provisioning</text:span> tab. </text:p>
        </text:list-item>
        <text:list-item>
          <text:p text:style-name="P5">Select Value for the<text:span text:style-name="_2a__20_RA-UI_20_Element"> ignore_puppet_facts_for_provisioning</text:span> setting. </text:p>
          <text:list>
            <text:list-item>
              <text:p text:style-name="P5">Change this setting to <text:span text:style-name="_2a__20_RA-Variable_20_Data">true</text:span>. </text:p>
            </text:list-item>
          </text:list>
        </text:list-item>
      </text:list>
      <text:h text:style-name="sect2" text:outline-level="2"><text:bookmark-start text:name="_hammer_command_preparation"/>Hammer Command Preparation<text:bookmark-end text:name="_hammer_command_preparation"/></text:h>
      <text:p text:style-name="text-body">During the steps in this document, the <text:span text:style-name="_2a__20_RA-Software_20_Name">hammer</text:span> command is used to more easily perform the configurations. Usage of the <text:span text:style-name="_2a__20_RA-Software_20_Name">hammer</text:span> command requires identifiers for the various pieces of information stored within the Foreman server. This includes identifiers for the defined installation media, partitions, templates, hosts, as well as other items.</text:p>
      <text:p text:style-name="text-body">A checklist file, <text:span text:style-name="_2a__20_RA-File">dell-poc-checklist.pdf</text:span>, is available to easily keep track of this information. </text:p>
      <text:p text:style-name="text-body">Download and print the Dell POC Checklist from <text:a xlink:type="simple" xlink:href="https://wiki.opencrowbar.org/pages/viewpage.action?pageId=6326050" text:style-name="Internet_20_link" text:visited-style-name="Visited_20_Internet_20_Link">https://wiki.opencrowbar.org/pages/viewpage.action?pageId=6326050</text:a>.</text:p>
      <text:p text:style-name="text-body">Write the various information gathered and needed on the checklist for reference as needed.</text:p>
      <text:p text:style-name="text-body">Several steps in this document use files to configure the environment. These files are available in a TAR file called <text:span text:style-name="_2a__20_RA-File">dell-poc-deploy.tgz</text:span>. This TAR file is available from <text:a xlink:type="simple" xlink:href="https://wiki.opencrowbar.org/pages/viewpage.action?pageId=6326050" text:style-name="Internet_20_link" text:visited-style-name="Visited_20_Internet_20_Link">https://wiki.opencrowbar.org/pages/viewpage.action?pageId=6326050</text:a>.</text:p>
      <text:p text:style-name="text-body">Download the tar file and unzip it into the<text:span text:style-name="_2a__20_RA-File"> /root/poc</text:span> directory..</text:p>
      <text:p text:style-name="_2a__20_RA-Code"># mkdir /root/poc<text:line-break/><text:line-break/># cd /root/poc<text:line-break/><text:line-break/># tar xzvf /PATH/TO/FILE/dell-poc-deploy.tgz</text:p>
      <text:p text:style-name="Text_20_body"/>
      <text:h text:style-name="sect2" text:outline-level="2"><text:soft-page-break/>Version Locking</text:h>
      <text:p text:style-name="text-body">Execute the following command to make the version locking files available during node provisioning:</text:p>
      <text:p text:style-name="_2a__20_RA-Code"># cp -r /root/poc/vlock_files /usr/share/foreman/public</text:p>
      <text:h text:style-name="sect2" text:outline-level="2"><text:bookmark-start text:name="_the_hammer_command"/>The Hammer Command<text:bookmark-end text:name="_the_hammer_command"/></text:h>
      <text:list xml:id="list5242554999589785031" text:style-name="L2">
        <text:list-item>
          <text:p text:style-name="P6">Install the packages that contain the <text:span text:style-name="_2a__20_RA-Software_20_Name">hammer</text:span> command. </text:p>
          <text:p text:style-name="P19"># yum -y install "*hammer*"</text:p>
          <text:p text:style-name="P17"/>
          <text:p text:style-name="P18">This should install the following packages:</text:p>
          <text:list>
            <text:list-item>
              <text:p text:style-name="P6"><text:span text:style-name="_2a__20_RA-Software_20_Name">rubygem-hammer_cli-doc-0.1.1-12.el6sat.noarch</text:span> </text:p>
            </text:list-item>
            <text:list-item>
              <text:p text:style-name="P6"><text:span text:style-name="_2a__20_RA-Software_20_Name">rubygem-hammer_cli-0.1.1-12.el6sat.noarch</text:span> </text:p>
            </text:list-item>
            <text:list-item>
              <text:p text:style-name="P6"><text:span text:style-name="_2a__20_RA-Software_20_Name">rubygem-hammer_cli_foreman-0.1.1-16.el6sat.noarch</text:span> </text:p>
            </text:list-item>
            <text:list-item>
              <text:p text:style-name="P6"><text:span text:style-name="_2a__20_RA-Software_20_Name">rubygem-hammer_cli_foreman-doc-0.1.1-16.el6sat.noarch</text:span> </text:p>
            </text:list-item>
          </text:list>
        </text:list-item>
        <text:list-item>
          <text:p text:style-name="P6">Configure the <text:span text:style-name="_2a__20_RA-Software_20_Name">hammer</text:span> command to display <text:span text:style-name="_2a__20_RA-Variable_20_Data">200</text:span> items per page. This just makes it easier to read everything. </text:p>
          <text:list>
            <text:list-item>
              <text:p text:style-name="P6">Replace the value for the <text:span text:style-name="_2a__20_RA-UI_20_Element">:per_page:</text:span> option in the<text:span text:style-name="_2a__20_RA-File"> /etc/hammer/cli_config.yml</text:span> file. </text:p>
            </text:list-item>
          </text:list>
        </text:list-item>
        <text:list-item>
          <text:p text:style-name="P6">Configure the <text:span text:style-name="_2a__20_RA-Software_20_Name">hammer</text:span> command to not prompt for a username/password when connecting. </text:p>
          <text:list>
            <text:list-item>
              <text:p text:style-name="P6">Add the following to the beginning of the <text:span text:style-name="_2a__20_RA-File">/etc/hammer/cli_config.yml</text:span> file. Replace the name and password appropriately. </text:p>
              <text:p text:style-name="P21">:foreman:<text:line-break/> :username: 'admin'<text:line-break/> :password: 'changeme'</text:p>
              <text:p text:style-name="P17"/>
            </text:list-item>
          </text:list>
        </text:list-item>
      </text:list>
      <text:h text:style-name="sect2" text:outline-level="2"><text:bookmark-start text:name="_hammer_help"/>Hammer help<text:bookmark-end text:name="_hammer_help"/></text:h>
      <text:p text:style-name="text-body">The hammer command takes the <text:span text:style-name="_2a__20_RA-Software_20_Name">--help</text:span> option. This option can be used with most of its sub-commands as well. It is useful to see the various options that can be used.</text:p>
      <text:h text:style-name="sect2" text:outline-level="2"><text:bookmark-start text:name="_configure_the_installation_medium"/>Configure the Installation Medium<text:bookmark-end text:name="_configure_the_installation_medium"/></text:h>
      <text:p text:style-name="text-body">Configure the installation medium that will be used to provision the hosts.</text:p>
      <text:p text:style-name="text-body">Use the <text:span text:style-name="_2a__20_RA-Software_20_Name">hammer medium create</text:span> command to add the entry.</text:p>
      <text:p text:style-name="text-body">The command requires the <text:span text:style-name="_2a__20_RA-Software_20_Name">--name</text:span>, <text:span text:style-name="_2a__20_RA-Software_20_Name">--os-family</text:span> and <text:span text:style-name="_2a__20_RA-Software_20_Name">--path</text:span> options.</text:p>
      <text:p text:style-name="text-body">The <text:span text:style-name="_2a__20_RA-Software_20_Name">name</text:span> option should specify a name that is appropriate for the installation.</text:p>
      <text:p text:style-name="text-body">The <text:span text:style-name="_2a__20_RA-Software_20_Name">os-family</text:span> should remain Redhat in most cases.</text:p>
      <text:p text:style-name="text-body">The <text:span text:style-name="_2a__20_RA-Software_20_Name">path</text:span> option specifies the path or URL to the installation tree.</text:p>
      <text:h text:style-name="P15" text:outline-level="3"><text:soft-page-break/></text:h>
      <text:h text:style-name="P16" text:outline-level="3"><text:bookmark-start text:name="_satellite_server"/>Satellite Server<text:bookmark-end text:name="_satellite_server"/></text:h>
      <text:p text:style-name="text-body">The path included in the example below should work with most satellite installation, just replace <text:span text:style-name="_2a__20_RA-Variable_20_Data">SATELLITE_SERVER</text:span> with the appropriate FQDN.</text:p>
      <text:p text:style-name="_2a__20_RA-Code"># hammer medium create --name "Dell OSP Pilot" --os-family Redhat \<text:line-break/> <text:s/>--path 'http://SATELLITE_SERVER/ks/dist/ks-rhel-$arch-server-$major-$version'</text:p>
      <text:h text:style-name="sect3" text:outline-level="3" text:is-list-header="true"/>
      <text:h text:style-name="sect3" text:outline-level="3"><text:bookmark-start text:name="_local_iso_on_foreman_node"/>Local ISO on Foreman Node<text:bookmark-end text:name="_local_iso_on_foreman_node"/></text:h>
      <text:list xml:id="list4219771584575752154" text:style-name="L3">
        <text:list-item>
          <text:p text:style-name="P7"><text:span text:style-name="_2a__20_RA-Software_20_Name">mkdir /usr/share/foreman/public/iso </text:span></text:p>
        </text:list-item>
        <text:list-item>
          <text:p text:style-name="P7">Copy the RHEL7 iso to the <text:span text:style-name="_2a__20_RA-File">/root</text:span> directory of the foreman node </text:p>
        </text:list-item>
        <text:list-item>
          <text:p text:style-name="P7">Edit <text:span text:style-name="_2a__20_RA-File">/etc/fstab</text:span> </text:p>
        </text:list-item>
        <text:list-item>
          <text:p text:style-name="P7">Add the following line to the end: </text:p>
          <text:list>
            <text:list-header>
              <text:p text:style-name="P22">/root/RHEL-7.0-Server-x86_64-dvd.iso /usr/share/foreman/public/iso iso9660 loop,ro 0 0</text:p>
            </text:list-header>
          </text:list>
        </text:list-item>
        <text:list-item>
          <text:p text:style-name="P7"><text:span text:style-name="_2a__20_RA-Software_20_Name">mount -a </text:span></text:p>
        </text:list-item>
      </text:list>
      <text:p text:style-name="_2a__20_RA-Code">hammer medium create --name "Dell OSP Pilot" --os-family Redhat \<text:line-break/> <text:s/>--path 'http://FOREMAN_SERVER/iso'</text:p>
      <text:h text:style-name="sect3" text:outline-level="3" text:is-list-header="true"/>
      <text:h text:style-name="sect3" text:outline-level="3"><text:bookmark-start text:name="_local_iso_on_solution_admin_host"/>Local ISO on Solution Admin Host<text:bookmark-end text:name="_local_iso_on_solution_admin_host"/></text:h>
      <text:list xml:id="list415350653331016328" text:style-name="L4">
        <text:list-item>
          <text:p text:style-name="P8">On the Solution Admin Host: </text:p>
          <text:list>
            <text:list-item>
              <text:p text:style-name="P8"><text:span text:style-name="_2a__20_RA-Software_20_Name">yum install httpd</text:span> </text:p>
            </text:list-item>
            <text:list-item>
              <text:p text:style-name="P8">Configure <text:span text:style-name="_2a__20_RA-Software_20_Name">httpd</text:span> with any options you want. Defaults will work, but are not secure. </text:p>
            </text:list-item>
            <text:list-item>
              <text:p text:style-name="P8">copy the ISO to the SAH in <text:span text:style-name="_2a__20_RA-File">/store/data/iso</text:span> </text:p>
            </text:list-item>
            <text:list-item>
              <text:p text:style-name="P8"><text:span text:style-name="_2a__20_RA-Software_20_Name">"mount -o loop ISO NAME /mnt"</text:span> </text:p>
            </text:list-item>
            <text:list-item>
              <text:p text:style-name="P8"><text:span text:style-name="_2a__20_RA-Software_20_Name">"mkdir /store/data/iso/RHEL6.5"</text:span> (Name of the OS) </text:p>
            </text:list-item>
            <text:list-item>
              <text:p text:style-name="P8"><text:span text:style-name="_2a__20_RA-Software_20_Name">"rsync -av /mnt/ /store/data/iso/RHEL6.5"</text:span> </text:p>
            </text:list-item>
            <text:list-item>
              <text:p text:style-name="P8"><text:span text:style-name="_2a__20_RA-Software_20_Name">"umount /mnt"</text:span> </text:p>
            </text:list-item>
            <text:list-item>
              <text:p text:style-name="P8"><text:span text:style-name="_2a__20_RA-Software_20_Name">"ln -s /store/data/iso/RHEL6.5 RHEL6.5"</text:span> </text:p>
            </text:list-item>
          </text:list>
        </text:list-item>
        <text:list-item>
          <text:p text:style-name="P8">Validate the web interface works </text:p>
          <text:list>
            <text:list-header>
              <text:p text:style-name="P8">http://ipaddress of foreman/RHEL6.5/README</text:p>
            </text:list-header>
          </text:list>
        </text:list-item>
      </text:list>
      <text:h text:style-name="sect2" text:outline-level="2"><text:bookmark-start text:name="_note_the_medium_id"/>Note the Medium ID<text:bookmark-end text:name="_note_the_medium_id"/></text:h>
      <text:p text:style-name="text-body">After the medium is created, execute the <text:span text:style-name="_2a__20_RA-Software_20_Name">hammer medium list</text:span> command.</text:p>
      <text:p text:style-name="text-body">Take note of the ID (first column) for the newly created medium. This will be needed later.</text:p>
      <text:h text:style-name="sect2" text:outline-level="2"><text:bookmark-start text:name="_configure_the_partition_tables"/><text:soft-page-break/>Configure the Partition Tables<text:bookmark-end text:name="_configure_the_partition_tables"/></text:h>
      <text:p text:style-name="text-body">Configure the partition tables that the provisioned hosts will use. These partition tables are provided in two files.</text:p>
      <table:table table:name="horizontallist" table:style-name="horizontallist">
        <table:table-column table:style-name="horizontallist.A"/>
        <table:table-column table:style-name="horizontallist.B"/>
        <table:table-row>
          <table:table-cell office:value-type="string">
            <text:p text:style-name="P3">dell-poc-controller.partition </text:p>
          </table:table-cell>
          <table:table-cell office:value-type="string">
            <text:p text:style-name="Standard">Partition table for the POC controller nodes. </text:p>
          </table:table-cell>
        </table:table-row>
        <table:table-row>
          <table:table-cell office:value-type="string">
            <text:p text:style-name="P3">dell-poc-compute.partition </text:p>
          </table:table-cell>
          <table:table-cell office:value-type="string">
            <text:p text:style-name="Standard">Partition table for the POC compute nodes. </text:p>
          </table:table-cell>
        </table:table-row>
      </table:table>
      <text:p text:style-name="text-body">Use the <text:span text:style-name="_2a__20_RA-Software_20_Name">hammer partition-table create</text:span> command to install the partition tables. Specify an appropriate <text:span text:style-name="_2a__20_RA-Variable_20_Data">NAME</text:span> for each partition table and specify the file that contains the data. Install only the needed partition tables.</text:p>
      <text:p text:style-name="_2a__20_RA-Code"># hammer partition-table create --name dell-poc-controller --os-family Redhat \<text:line-break/> <text:s/>--file /root/poc/dell-poc-controller.partition<text:line-break/><text:line-break/># hammer partition-table create --name dell-poc-compute --os-family Redhat \<text:line-break/> <text:s/>--file /root/poc/dell-poc-compute.partition</text:p>
      <text:p text:style-name="Text_20_body"/>
      <text:p text:style-name="text-body">After the partition tables are created, execute the <text:span text:style-name="_2a__20_RA-Software_20_Name">hammer partition-table list</text:span> command.</text:p>
      <text:p text:style-name="text-body">Take note of the ID’s of the newly created partition tables.</text:p>
      <text:h text:style-name="P13" text:outline-level="2"/>
      <text:h text:style-name="P14" text:outline-level="2"><text:bookmark-start text:name="_configure_the_operating_systems"/>Configure the Operating Systems<text:bookmark-end text:name="_configure_the_operating_systems"/></text:h>
      <text:p text:style-name="text-body">A operating system definition for <text:span text:style-name="_2a__20_RA-Software_20_Name">Red Hat Enterprise Linux 6.5</text:span> was created when the Foreman server registered with itself. But a definition for <text:span text:style-name="_2a__20_RA-Software_20_Name">Red Hat Enterprise Linux 7.0</text:span> was not.</text:p>
      <text:p text:style-name="text-body">Create a new operating system definition for <text:span text:style-name="_2a__20_RA-Software_20_Name">Red Hat Enterprise Linux 7.0</text:span>.</text:p>
      <text:p text:style-name="text-body">Use the <text:span text:style-name="_2a__20_RA-Software_20_Name">hammer os create</text:span> command to create the definition.</text:p>
      <text:p text:style-name="listingblock"># hammer os create --name "RedHat" --major 7 --minor 0 --family Redhat</text:p>
      <text:p text:style-name="text-body">After creating the operating system, execute the <text:span text:style-name="_2a__20_RA-Software_20_Name">hammer os list</text:span> command.</text:p>
      <text:p text:style-name="text-body">Take note of the ID’s for the new <text:span text:style-name="_2a__20_RA-Software_20_Name">RedHat 6.5</text:span> and<text:span text:style-name="_2a__20_RA-Software_20_Name"> RedHat 7.0</text:span> operating systems.</text:p>
      <text:p text:style-name="text-body">Associate the <text:span text:style-name="_2a__20_RA-Software_20_Name">x86_64</text:span> architecture with the <text:span text:style-name="_2a__20_RA-Software_20_Name">RedHat 6.5</text:span> and <text:span text:style-name="_2a__20_RA-Software_20_Name">RedHat 7.0 </text:span>operating systems.</text:p>
      <text:p text:style-name="text-body">Execute the <text:span text:style-name="_2a__20_RA-Software_20_Name">hammer os add-architecture</text:span> command for each operating systems ID.</text:p>
      <text:p text:style-name="_2a__20_RA-Code"># hammer os add-architecture --architecture x86_64 --id RHEL6.5_OS_ID<text:line-break/><text:line-break/># hammer os add-architecture --architecture x86_64 --id RHEL7.0_OS_ID</text:p>
      <text:p text:style-name="Text_20_body"/>
      <text:p text:style-name="text-body">The appropriate partition tables need associated with the operating systems.</text:p>
      <text:p text:style-name="text-body">Use the <text:span text:style-name="_2a__20_RA-Software_20_Name">hammer os add-ptable</text:span> command to associate the appropriate partition tables to the operating system Id.</text:p>
      <text:p text:style-name="text-body">This command must be executed four times, once for each combination of partition table and the <text:span text:style-name="_2a__20_RA-Software_20_Name">RedHat 6.5</text:span> and <text:span text:style-name="_2a__20_RA-Software_20_Name">RedHat 7.0</text:span> operating system IDs.</text:p>
      <text:p text:style-name="_2a__20_RA-Code"># hammer os add-ptable --ptable-id P_ID --id OS_ID</text:p>
      <text:p text:style-name="Text_20_body"/>
      <text:h text:style-name="sect2" text:outline-level="2"><text:bookmark-start text:name="_configure_subnets"/>Configure Subnets<text:bookmark-end text:name="_configure_subnets"/></text:h>
      <text:p text:style-name="text-body">A subnet called OpenStack was created automatically during installation. Execute <text:span text:style-name="_2a__20_RA-Software_20_Name">hammer subnet list</text:span> and note the ID of this subnet.</text:p>
      <text:p text:style-name="_2a__20_RA-Code"># hammer subnet list</text:p>
      <text:p text:style-name="Text_20_body"/>
      <text:p text:style-name="text-body">IP addresses can be automatically assigned to newly provisioned hosts from this subnet. To do this, a range of IPs to assign must be defined.</text:p>
      <text:p text:style-name="text-body">Use the <text:span text:style-name="_2a__20_RA-Software_20_Name">hammer subnet update</text:span> command to assign the range of IP addresses and to also set the default gateway for the provisioned hosts.</text:p>
      <text:p text:style-name="text-body">If the foreman server is acting as the gateway, the gateway address is the IP address of the Foreman servers provisioning interface.</text:p>
      <text:p text:style-name="_2a__20_RA-Code"># hammer subnet update --id SN_ID --from START_IP_RANGE --to END_IP_RANGE \<text:line-break/> <text:s/>--gateway GATEWAY_IP</text:p>
      <text:p text:style-name="Text_20_body"/>
      <text:h text:style-name="sect2" text:outline-level="2"><text:bookmark-start text:name="_configure_templates"/><text:soft-page-break/>Configure Templates<text:bookmark-end text:name="_configure_templates"/></text:h>
      <text:p text:style-name="text-body">Four template files are provided and used to provision hosts.</text:p>
      <table:table table:name="Table1" table:style-name="Table1">
        <table:table-column table:style-name="Table1.A"/>
        <table:table-column table:style-name="Table1.B"/>
        <table:table-row>
          <table:table-cell office:value-type="string">
            <text:p text:style-name="P3">dell-osp-ks.template </text:p>
          </table:table-cell>
          <table:table-cell office:value-type="string">
            <text:p text:style-name="Standard">Provisioning template that provides the kickstart file. </text:p>
          </table:table-cell>
        </table:table-row>
        <table:table-row>
          <table:table-cell office:value-type="string">
            <text:p text:style-name="P3">dell-osp-pxe.template </text:p>
          </table:table-cell>
          <table:table-cell office:value-type="string">
            <text:p text:style-name="Standard">PXE template that contains the PXE configuration.. </text:p>
          </table:table-cell>
        </table:table-row>
        <table:table-row>
          <table:table-cell office:value-type="string">
            <text:p text:style-name="P3">interface_config.template </text:p>
          </table:table-cell>
          <table:table-cell office:value-type="string">
            <text:p text:style-name="Standard">Snippet that provides a means to configure extra interfaces during installation. This template is called from the kickstart template. </text:p>
          </table:table-cell>
        </table:table-row>
        <table:table-row>
          <table:table-cell office:value-type="string">
            <text:p text:style-name="P3">bonding_snippet.template </text:p>
          </table:table-cell>
          <table:table-cell office:value-type="string">
            <text:p text:style-name="Standard">Snippet that provides a means to bond interfaces during installation. This template is called from the kickstart template. </text:p>
          </table:table-cell>
        </table:table-row>
      </table:table>
      <text:p text:style-name="text-body"/>
      <text:p text:style-name="text-body">Create the templates using the <text:span text:style-name="_2a__20_RA-Software_20_Name">hammer template create</text:span> command.</text:p>
      <text:p text:style-name="_2a__20_RA-Code"># hammer template create --name "Dell OpenStack Kickstart Template" --type provision \<text:line-break/> <text:s/>--operatingsystem-ids "OS_ID_RH6.5, OS_ID_RH7.0" --file /root/poc/dell-osp-ks.template<text:line-break/><text:line-break/># hammer template create --name "Dell OpenStack PXE Template" --type PXELinux \<text:line-break/> <text:s/>--operatingsystem-ids "OS_ID_RH6.5, OS_ID_RH7.0" --file /root/poc/dell-osp-pxe.template<text:line-break/><text:line-break/># hammer template create --name "bond_interfaces" --type snippet \<text:line-break/> <text:s/>--file /root/poc/bonding_snippet.template<text:line-break/><text:line-break/># hammer template create --name "interface_config" --type snippet \<text:line-break/> <text:s/>--file /root/poc/interface_config.template</text:p>
      <text:p text:style-name="Text_20_body"/>
      <text:p text:style-name="text-body">After the templates are created, use the <text:span text:style-name="_2a__20_RA-Software_20_Name">hammer template list</text:span> command to determine the IDs of the templates.</text:p>
      <text:p text:style-name="text-body"/>
      <text:p text:style-name="P4">The provisioning and PXE templates must be associated with the operating systems. Use the <text:span text:style-name="_2a__20_RA-Software_20_Name">hammer os update</text:span> command to update the template associations.</text:p>
      <text:p text:style-name="text-body">Execute the following command for each of the <text:span text:style-name="_2a__20_RA-Software_20_Name">RedHat 6.5</text:span> and <text:span text:style-name="_2a__20_RA-Software_20_Name">RedHat 7.0 </text:span>IDs. This command also associates the installation medium to the operating system.</text:p>
      <text:p text:style-name="_2a__20_RA-Code"># hammer os update --config-template-ids "KS_ID, PXE_ID" \<text:line-break/> <text:s/>--medium-ids MEDIUM_ID --id OS_ID</text:p>
      <text:p text:style-name="Text_20_body"/>
      <text:p text:style-name="text-body">The templates are now associated with the operating systems, they must now be set as the default templates for the operating systems.</text:p>
      <text:p text:style-name="text-body">Execute the <text:span text:style-name="_2a__20_RA-Software_20_Name">hammer os set-default </text:span>template command for each template and operating system combination. The command should be executed four times in total.</text:p>
      <text:p text:style-name="_2a__20_RA-Code"># hammer os set-default-template --config-template-id TMPLT_ID --id OS_ID</text:p>
      <text:p text:style-name="text-body"/>
      <text:p text:style-name="text-body">The <text:span text:style-name="_2a__20_RA-Software_20_Name">hammer os info</text:span> command can be used to check the configuration of the operating systems.</text:p>
      <text:p text:style-name="_2a__20_RA-Code"># hammer os info --id 1<text:line-break/><text:line-break/>Id: <text:s text:c="16"/>1<text:line-break/>Full name: <text:s text:c="9"/>RedHat 6.5<text:line-break/>Release name:<text:line-break/>Family: <text:s text:c="12"/>Redhat<text:line-break/>Name: <text:s text:c="14"/>RedHat<text:line-break/>Major version: <text:s text:c="5"/>6<text:line-break/>Minor version: <text:s text:c="5"/>5<text:line-break/>Partition tables:<text:line-break/><text:line-break/>Default templates:<text:line-break/> <text:s text:c="3"/>Dell OpenStack Kickstart Template (provision)<text:line-break/> <text:s text:c="3"/>Dell OpenStack PXE Template (PXELinux)<text:line-break/>Architectures:<text:line-break/><text:line-break/>Installation media:<text:line-break/> <text:s text:c="3"/>Red Hat Satellite<text:line-break/>Templates:<text:line-break/> <text:s text:c="3"/>Dell OpenStack Kickstart Template (provision)<text:line-break/> <text:s text:c="3"/>Dell OpenStack PXE Template (PXELinux)<text:line-break/>Parameters:</text:p>
      <text:p text:style-name="Text_20_body"/>
      <text:h text:style-name="P13" text:outline-level="2"/>
      <text:h text:style-name="P14" text:outline-level="2"><text:bookmark-start text:name="_gather_more_information"/>Gather More Information<text:bookmark-end text:name="_gather_more_information"/></text:h>
      <text:p text:style-name="text-body">A few more IDs are required in order to install a host. Execute the following commands and take note of the apropriate IDs.</text:p>
      <text:list xml:id="list904958637273045947" text:style-name="L5">
        <text:list-item>
          <text:p text:style-name="P9">Environments </text:p>
          <text:p text:style-name="P20"># hammer environment list</text:p>
          <text:p text:style-name="P9"/>
        </text:list-item>
        <text:list-item>
          <text:p text:style-name="P9">Domains </text:p>
          <text:p text:style-name="P20"># hammer domain list</text:p>
          <text:p text:style-name="P9"/>
        </text:list-item>
        <text:list-item>
          <text:p text:style-name="P9">Puppet Proxy </text:p>
          <text:p text:style-name="P20"># hammer proxy list</text:p>
          <text:p text:style-name="P9"/>
        </text:list-item>
        <text:list-item>
          <text:p text:style-name="P9">Architectures </text:p>
          <text:p text:style-name="P20"># hammer architecture list</text:p>
        </text:list-item>
      </text:list>
      <text:h text:style-name="sect2" text:outline-level="2" text:is-list-header="true"/>
      <text:h text:style-name="sect2" text:outline-level="2"><text:bookmark-start text:name="_configure_facts_updates"/>Configure facts updates<text:bookmark-end text:name="_configure_facts_updates"/></text:h>
      <text:p text:style-name="text-body">Foreman updates the host information using the Puppet facts. Foreman updates the provisioning information with the first interface returned from the Puppet facts. To prevent this, perform the following steps.</text:p>
      <text:list xml:id="list6819959733584979658" text:style-name="L6">
        <text:list-item>
          <text:p text:style-name="P10">Log into the Foreman UI. </text:p>
        </text:list-item>
        <text:list-item>
          <text:p text:style-name="P10">Select the <text:span text:style-name="_2a__20_RA-UI_20_Element">Administer</text:span> drop down on the top right of the window. </text:p>
        </text:list-item>
        <text:list-item>
          <text:p text:style-name="P10">Select <text:span text:style-name="_2a__20_RA-UI_20_Element">Settings</text:span>. Select the <text:span text:style-name="_2a__20_RA-UI_20_Element">Provisioning</text:span> tab. </text:p>
        </text:list-item>
        <text:list-item>
          <text:p text:style-name="P10">Edit the <text:span text:style-name="_2a__20_RA-UI_20_Element">ignore_puppet_facts_for_provisioning </text:span>setting and set it to <text:span text:style-name="_2a__20_RA-Variable_20_Data">true</text:span>. </text:p>
        </text:list-item>
      </text:list>
      <text:p text:style-name="asciidoc-pagebreak"/>
      <text:h text:style-name="sect1" text:outline-level="1"><text:bookmark-start text:name="_provisioning_the_nodes"/>Provisioning the Nodes<text:bookmark-end text:name="_provisioning_the_nodes"/></text:h>
      <text:p text:style-name="text-body">Provision the nodes using the following command. Variables are being used to make it easier to use the hammer command.</text:p>
      <text:p text:style-name="text-body">Simply set the <text:span text:style-name="_2a__20_RA-Variable_20_Data">NAME</text:span>, <text:span text:style-name="_2a__20_RA-Variable_20_Data">PTABLE</text:span>, and <text:span text:style-name="_2a__20_RA-Variable_20_Data">MAC</text:span> variables appropriately for a host, then execute the hammer <text:span text:style-name="_2a__20_RA-Software_20_Name">host create command</text:span>. Once the host is created, reset the variables for the next host and execute the same <text:span text:style-name="_2a__20_RA-Software_20_Name">hammer</text:span> command again.</text:p>
      <text:p text:style-name="text-body">Repeat this until all hosts are created. Make sure to change the root password on the command line as needed.</text:p>
      <table:table table:name="Table2" table:style-name="Table2">
        <table:table-column table:style-name="Table2.A"/>
        <table:table-column table:style-name="Table2.B"/>
        <table:table-row>
          <table:table-cell office:value-type="string">
            <text:p text:style-name="P3">NAME </text:p>
          </table:table-cell>
          <table:table-cell office:value-type="string">
            <text:p text:style-name="Standard">The host name of the provisioned host. </text:p>
          </table:table-cell>
        </table:table-row>
        <table:table-row>
          <table:table-cell office:value-type="string">
            <text:p text:style-name="P3">PTABLE </text:p>
          </table:table-cell>
          <table:table-cell office:value-type="string">
            <text:p text:style-name="Standard">The ID of the partition table that should be used when deploying this host. This ID is the same for all the compute nodes, but the controller uses a different partition table ID. </text:p>
          </table:table-cell>
        </table:table-row>
        <table:table-row>
          <table:table-cell office:value-type="string">
            <text:p text:style-name="P3">MAC </text:p>
          </table:table-cell>
          <table:table-cell office:value-type="string">
            <text:p text:style-name="Standard">The hardware address of the provisioning interface for the node. </text:p>
          </table:table-cell>
        </table:table-row>
      </table:table>
      <text:p text:style-name="text-body"/>
      <text:p text:style-name="text-body">Change the remaining IDs in the command as appropriate.</text:p>
      <text:p text:style-name="_2a__20_RA-Code"># NAME=CHANGEME<text:line-break/><text:line-break/># PTABLE=CHANGEME<text:line-break/><text:line-break/># MAC=CHANGEME<text:line-break/><text:line-break/># hammer host create --name "${NAME}" --root-password 'CHANGEME' \<text:line-break/> <text:s text:c="3"/>--build true --enabled true --managed true --environment-id 2 \<text:line-break/> <text:s text:c="3"/>--domain-id 1 --puppet-proxy-id 1 --operatingsystem-id 2 \<text:line-break/> <text:s text:c="3"/>--subnet-id 1 --architecture-id 1 --medium-id 9 \<text:line-break/> <text:s text:c="3"/>--partition-table-id ${PTABLE} \<text:line-break/> <text:s text:c="3"/>--mac ${MAC}</text:p>
      <text:p text:style-name="Text_20_body"/>
      <text:h text:style-name="sect2" text:outline-level="2"><text:bookmark-start text:name="_get_host_information"/>Get host information<text:bookmark-end text:name="_get_host_information"/></text:h>
      <text:p text:style-name="text-body">The IDs of the newly defined hosts are needed to finish their configuration.</text:p>
      <text:p text:style-name="text-body">Execute the <text:span text:style-name="_2a__20_RA-Software_20_Name">hammer host list</text:span> command to get the host IDs. Take note of these IDs.</text:p>
      <text:p text:style-name="_2a__20_RA-Code"># hammer host list</text:p>
      <text:p text:style-name="Text_20_body"/>
      <text:h text:style-name="P13" text:outline-level="2"/>
      <text:h text:style-name="P14" text:outline-level="2"><text:bookmark-start text:name="_configure_operating_system_updates"/>Configure Operating System Updates.<text:bookmark-end text:name="_configure_operating_system_updates"/></text:h>
      <text:p text:style-name="text-body">Configure the Operating system definition with the parameters for registering the provisioned host for updates.</text:p>
      <text:p text:style-name="text-body">The <text:span text:style-name="_2a__20_RA-Software_20_Name">hammer os set-parameter</text:span> command is used to set the parameters.</text:p>
      <text:p text:style-name="text-body">The following parameters are set.</text:p>
      <table:table table:name="Table3" table:style-name="Table3">
        <table:table-column table:style-name="Table3.A"/>
        <table:table-column table:style-name="Table3.B"/>
        <table:table-row>
          <table:table-cell office:value-type="string">
            <text:p text:style-name="P3">subscription_manager </text:p>
          </table:table-cell>
          <table:table-cell office:value-type="string">
            <text:p text:style-name="Standard">Specifies that the hosts will register with Subscription Manager. (true or false) </text:p>
          </table:table-cell>
        </table:table-row>
        <table:table-row>
          <table:table-cell office:value-type="string">
            <text:p text:style-name="P3">subscription_manager_username </text:p>
          </table:table-cell>
          <table:table-cell office:value-type="string">
            <text:p text:style-name="Standard">The user name of the Subscription Manager account to register to. </text:p>
          </table:table-cell>
        </table:table-row>
        <table:table-row>
          <table:table-cell office:value-type="string">
            <text:p text:style-name="P3">subscription_manager_password </text:p>
          </table:table-cell>
          <table:table-cell office:value-type="string">
            <text:p text:style-name="Standard">The password for the Subscription Manager account. </text:p>
          </table:table-cell>
        </table:table-row>
        <table:table-row>
          <table:table-cell office:value-type="string">
            <text:p text:style-name="P3">subscription_manager_pool </text:p>
          </table:table-cell>
          <table:table-cell office:value-type="string">
            <text:p text:style-name="Standard">The ID of the pool to attach the host to. </text:p>
          </table:table-cell>
        </table:table-row>
        <table:table-row>
          <table:table-cell office:value-type="string">
            <text:p text:style-name="P3">subscription_manager_repos </text:p>
          </table:table-cell>
          <table:table-cell office:value-type="string">
            <text:p text:style-name="Standard">The repositories that should be enabled after the host is registered. </text:p>
          </table:table-cell>
        </table:table-row>
      </table:table>
      <text:h text:style-name="sect3" text:outline-level="3"><text:bookmark-start text:name="_determine_pool_id"/>Determine Pool ID<text:bookmark-end text:name="_determine_pool_id"/></text:h>
      <text:p text:style-name="text-body">To determine the pool id, you must have an existing server that is registered to the RedHat Hosted Services. This server must also be registered using the same credentials as the ones being used in this environment.</text:p>
      <text:p text:style-name="text-body">Once the server is correctly registered, execute the <text:span text:style-name="_2a__20_RA-Software_20_Name">subscription-manager list --all --available</text:span> command to see the available subscription pools.</text:p>
      <text:p text:style-name="text-body">The command will output a list of available pools. Each section of information lists what the subscription provides, its pool ID, how many are available, the type of system it is for, as well as other information.</text:p>
      <text:p text:style-name="text-body"/>
      <text:p text:style-name="P4">Determine the correct pool ID needed for this environment and take note of it. Place close attention to the <text:span text:style-name="_2a__20_RA-UI_20_Element">System Type.</text:span> The <text:span text:style-name="_2a__20_RA-UI_20_Element">System Type</text:span> can be <text:span text:style-name="_2a__20_RA-Variable_20_Data">Virtual</text:span> or <text:span text:style-name="_2a__20_RA-Variable_20_Data">Physical</text:span>. You cannot use a pool marked as <text:span text:style-name="_2a__20_RA-Variable_20_Data">Virtual</text:span> for a physical server.</text:p>
      <text:p text:style-name="_2a__20_RA-Code"># subscription-manager list --all --available<text:line-break/><text:line-break/>[OUTPUT ABBREVIATED]<text:line-break/><text:line-break/>Subscription Name: Red Hat Cloud Infrastructure, Standard (8-sockets)<text:line-break/>Provides: <text:s text:c="9"/>Red Hat Beta<text:line-break/> <text:s text:c="18"/>Red Hat OpenStack Beta<text:line-break/> <text:s text:c="18"/>JBoss Enterprise Application Platform<text:line-break/> <text:s text:c="18"/>Red Hat Software Collections (for RHEL Server)<text:line-break/> <text:s text:c="18"/>Red Hat Enterprise Virtualization<text:line-break/> <text:s text:c="18"/>Oracle Java (for RHEL Server)<text:line-break/> <text:s text:c="18"/>Red Hat OpenStack<text:line-break/> <text:s text:c="18"/>Red Hat Enterprise MRG Messaging<text:line-break/> <text:s text:c="18"/>Red Hat Enterprise Linux Server<text:line-break/> <text:s text:c="18"/>Red Hat Enterprise Linux High Availability (for RHEL Server)<text:line-break/> <text:s text:c="18"/>Red Hat Software Collections Beta (for RHEL Server)<text:line-break/> <text:s text:c="18"/>Red Hat Enterprise Linux Load Balancer (for RHEL Server)<text:line-break/> <text:s text:c="18"/>Red Hat CloudForms<text:line-break/>SKU: <text:s text:c="14"/>MCT2861<text:line-break/>Pool ID: <text:s text:c="10"/>aaaa111bbb222ccc333ddd444eee5556<text:line-break/>Available: <text:s text:c="8"/>7<text:line-break/>Suggested: <text:s text:c="8"/>1<text:line-break/>Service Level: <text:s text:c="4"/>Standard<text:line-break/>Service Type: <text:s text:c="5"/>L1-L3<text:line-break/>Multi-Entitlement: No<text:line-break/>Ends: <text:s text:c="13"/>09/23/2015<text:line-break/>System Type: <text:s text:c="6"/>Physical<text:line-break/><text:line-break/><text:line-break/>[OUTPUT ABBREVIATED]</text:p>
      <text:p text:style-name="Text_20_body"/>
      <text:p text:style-name="text-body">These steps should be performed for both the <text:span text:style-name="_2a__20_RA-Software_20_Name">RedHat 6.5 </text:span>and <text:span text:style-name="_2a__20_RA-Software_20_Name">RedHat 7.0</text:span> operating systems. Define the <text:span text:style-name="_2a__20_RA-Variable_20_Data">OS_ID</text:span> variable to the ID of the operating system then execute the remaining commands.</text:p>
      <text:p text:style-name="text-body">Change the <text:span text:style-name="_2a__20_RA-Variable_20_Data">OS_ID</text:span> to the other ID and repeat the commands again.</text:p>
      <text:p text:style-name="text-body"/>
      <text:p text:style-name="P4">Make sure to specify the appropriate <text:span text:style-name="_2a__20_RA-Variable_20_Data">username</text:span>, <text:span text:style-name="_2a__20_RA-Variable_20_Data">password</text:span>, and <text:span text:style-name="_2a__20_RA-Variable_20_Data">pool ID</text:span> by replacing the <text:span text:style-name="_2a__20_RA-Variable_20_Data">CHANGEME's</text:span> and <text:span text:style-name="_2a__20_RA-Variable_20_Data">POOL_ID</text:span>.</text:p>
      <text:p text:style-name="_2a__20_RA-Code"># OS_ID=2<text:line-break/><text:line-break/># hammer os set-parameter --operatingsystem-id ${OS_ID} --name subscription_manager --value true<text:line-break/><text:line-break/># hammer os set-parameter --operatingsystem-id ${OS_ID} --name subscription_manager_username --value CHANGEME<text:line-break/><text:line-break/># hammer os set-parameter --operatingsystem-id ${OS_ID} --name subscription_manager_password --value 'CHANGEME'<text:line-break/><text:line-break/># hammer os set-parameter --operatingsystem-id ${OS_ID} --name subscription_manager_pool --value POOL_ID<text:line-break/><text:line-break/># hammer os set-parameter --operatingsystem-id ${OS_ID} --name subscription_manager_repos \<text:line-break/> <text:s text:c="3"/>--value "rhel-server-rhscl-7-rpms, rhel-7-server-rpms, rhel-7-server-openstack-5.0-rpms"</text:p>
      <text:p text:style-name="Text_20_body"/>
      <text:h text:style-name="sect3" text:outline-level="3"><text:bookmark-start text:name="_optional_proxy_settings"/>Optional Proxy Settings<text:bookmark-end text:name="_optional_proxy_settings"/></text:h>
      <text:p text:style-name="text-body">Proxy settings for the <text:span text:style-name="_2a__20_RA-Software_20_Name">subscription-manager</text:span> and <text:span text:style-name="_2a__20_RA-Software_20_Name">yum</text:span> commands can be set by defining the needed parameters. These parameters are completely optional if not needed.</text:p>
      <text:p text:style-name="text-body">Although defining and using the following parameters will work for most environments, they may not work for all. Setting the parameters gives the provisioning template the information to set the proxy information using the <text:span text:style-name="_2a__20_RA-Software_20_Name">subscription-manager config</text:span> command.</text:p>
      <text:p text:style-name="text-body">If these setting do not work in your environment, the kickstart file may need to be manually modified. This can be done using the Foreman user interface..</text:p>
      <text:p text:style-name="text-body">The following parameters can be set using the hammer os set-parameter command as above.</text:p>
      <table:table table:name="Table4" table:style-name="Table4">
        <table:table-column table:style-name="Table4.A"/>
        <table:table-column table:style-name="Table4.B"/>
        <table:table-row>
          <table:table-cell office:value-type="string">
            <text:p text:style-name="P3">subscription_manager_proxy </text:p>
          </table:table-cell>
          <table:table-cell office:value-type="string">
            <text:p text:style-name="Standard">The proxy server to use, if needed. </text:p>
          </table:table-cell>
        </table:table-row>
        <table:table-row>
          <table:table-cell office:value-type="string">
            <text:p text:style-name="P3">subscription_manager_proxy_port </text:p>
          </table:table-cell>
          <table:table-cell office:value-type="string">
            <text:p text:style-name="Standard">The proxy port to use, if needed. </text:p>
          </table:table-cell>
        </table:table-row>
        <table:table-row>
          <table:table-cell office:value-type="string">
            <text:p text:style-name="P3">subscription_manager_proxy_user </text:p>
          </table:table-cell>
          <table:table-cell office:value-type="string">
            <text:p text:style-name="Standard">The proxy username, if needed. </text:p>
          </table:table-cell>
        </table:table-row>
        <table:table-row>
          <table:table-cell office:value-type="string">
            <text:p text:style-name="P3">subscription_manager_proxy_password </text:p>
          </table:table-cell>
          <table:table-cell office:value-type="string">
            <text:p text:style-name="Standard">The proxy password, if needed. </text:p>
          </table:table-cell>
        </table:table-row>
      </table:table>
      <text:h text:style-name="P13" text:outline-level="2"/>
      <text:h text:style-name="P14" text:outline-level="2"><text:bookmark-start text:name="_controller_node"/>Controller Node<text:bookmark-end text:name="_controller_node"/></text:h>
      <text:p text:style-name="text-body">Set <text:span text:style-name="_2a__20_RA-UI_20_Element">nics</text:span> parameter on the controller host. This provides the kickstart file the needed information to configure the two non-provisioned (Public API, Private API) interfaces.</text:p>
      <text:p text:style-name="text-body">The value for the parameter consists of a space separated list of nic configuration bash associative array. The entire value is enclosed within single tick-marks and parentheses. ( …)</text:p>
      <text:p text:style-name="text-body">Each key/value is in the following format: [IFACE]="parameters"</text:p>
      <text:p text:style-name="text-body">An example of defining two interfaces: hammer host set-parameter --host-id 3 --name nics \ --value ([em1]="onboot static aa:bb:cc:dd:ee:ff 192.168.0.110/255.255.255.0" [em2]="onboot static 11:22:33:44:55:66 192.169.10.110/255.255.255.0")</text:p>
      <text:p text:style-name="text-body">The parameters consist of the following:</text:p>
      <table:table table:name="Table5" table:style-name="Table5">
        <table:table-column table:style-name="Table5.A"/>
        <table:table-column table:style-name="Table5.B"/>
        <table:table-row>
          <table:table-cell office:value-type="string">
            <text:p text:style-name="P3">onboot </text:p>
          </table:table-cell>
          <table:table-cell office:value-type="string">
            <text:p text:style-name="Standard">The interface is enabled when the system boots. Default is disabled. </text:p>
          </table:table-cell>
        </table:table-row>
        <table:table-row>
          <table:table-cell office:value-type="string">
            <text:p text:style-name="P3">dhcp | static | none </text:p>
          </table:table-cell>
          <table:table-cell office:value-type="string">
            <text:p text:style-name="Standard">The interface gets its network configuration using DHCP,· the network configuration is staticaly configured, or the interface has no network configuration. If no option is specified, dhcp is assumed. </text:p>
          </table:table-cell>
        </table:table-row>
        <table:table-row>
          <table:table-cell office:value-type="string">
            <text:p text:style-name="P3">xx:xx:xx:xx:xx:xx </text:p>
          </table:table-cell>
          <table:table-cell office:value-type="string">
            <text:p text:style-name="Standard">The hardware address of the interface. </text:p>
          </table:table-cell>
        </table:table-row>
        <table:table-row>
          <table:table-cell office:value-type="string">
            <text:p text:style-name="P3">x.x.x.x/y.y.y.y </text:p>
          </table:table-cell>
          <table:table-cell office:value-type="string">
            <text:p text:style-name="Standard">The IP address and Network mask of the interface. Used only when static is specified. Must be in the format presented. </text:p>
          </table:table-cell>
        </table:table-row>
      </table:table>
      <text:p text:style-name="text-body"/>
      <text:p text:style-name="text-body">Execute the following command to set the nic parameters for the two other interfaces used by the controller node. Replace the <text:span text:style-name="_2a__20_RA-Variable_20_Data">HOST_ID</text:span>, <text:span text:style-name="_2a__20_RA-Variable_20_Data">IFACE</text:span>, <text:span text:style-name="_2a__20_RA-Variable_20_Data">MAC</text:span>, and <text:span text:style-name="_2a__20_RA-Variable_20_Data">IP/MASK</text:span> parameters as appropriate.</text:p>
      <text:p text:style-name="_2a__20_RA-Code"># hammer host set-parameter --host-id HOST_ID --name nics \<text:line-break/> <text:s/>--value '([IFACE]="onboot static MAC IP/MASK" [IFACE]="onboot static MAC IP/MASK")'</text:p>
      <text:p text:style-name="Text_20_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ntroller.vlock'</text:p>
      <text:p text:style-name="Text_20_body"/>
      <text:h text:style-name="sect2" text:outline-level="2"><text:bookmark-start text:name="_compute_nodes"/>Compute Nodes<text:bookmark-end text:name="_compute_nodes"/></text:h>
      <text:p text:style-name="text-body">The <text:span text:style-name="_2a__20_RA-UI_20_Element">nics</text:span> parameter must be set to configure the three remaining ( Nova Public, Nova Private, Private API) interfaces used on the compute nodes.</text:p>
      <text:p text:style-name="text-body">Execute the following hammer command on each compute node. Note that the third interface specified is the IFACE_NOVA_PRIVATE interface. This interface has no network configuration, but should be enabled upon boot.</text:p>
      <text:p text:style-name="_2a__20_RA-Code"><text:soft-page-break/># hammer host set-parameter --host-id HOST_ID <text:s/>--name nics \<text:line-break/> <text:s/>--value '([IFACE]="onboot static MAC IP/MASK" [IFACE]="onboot static MAC IP/MASK"<text:line-break/>[IFACE_NOVA_PRIVATE]="onboot none MAC")'</text:p>
      <text:p text:style-name="text-body"/>
      <text:p text:style-name="Text_20_body">Execute the following command to make the RPM version locking file available during provisioning. <text:s/>Replace <text:span text:style-name="_2a__20_RA-Variable_20_Data">HOST_ID</text:span> with the host ID and <text:span text:style-name="_2a__20_RA-Variable_20_Data">FOREMAN_SERVER</text:span> with the IP address of the Foreman server on the provisioning network.</text:p>
      <text:p text:style-name="_2a__20_RA-Code"># hammer host set-parameter --host-id HOST_ID --name yum_versionlock_file \<text:line-break/> <text:s/>--value 'http://FOREMAN_SERVER/vlock_files/compute.vlock'</text:p>
      <text:p text:style-name="Text_20_body"/>
      <text:h text:style-name="sect2" text:outline-level="2"><text:bookmark-start text:name="_start_provisioning"/>Start Provisioning<text:bookmark-end text:name="_start_provisioning"/></text:h>
      <text:p text:style-name="text-body">PXE boot each of the nodes. After they are booted, make sure the networks are configured appropriately.</text:p>
      <text:h text:style-name="P11" text:outline-level="1"/>
      <text:h text:style-name="P12" text:outline-level="1"><text:bookmark-start text:name="_assigning_hostgroups"/>Assigning Hostgroups<text:bookmark-end text:name="_assigning_hostgroups"/></text:h>
      <text:h text:style-name="sect2" text:outline-level="2"><text:bookmark-start text:name="_configure_hostgroup_parameters"/>Configure Hostgroup Parameters<text:bookmark-end text:name="_configure_hostgroup_parameters"/></text:h>
      <text:p text:style-name="text-body">The default values for the host group parameters are specified in the <text:span text:style-name="_2a__20_RA-File">dell-poc.yaml.erb</text:span> file. This file consists of a couple of sections. The top section contains parameters that are most commonly changed. Under normal situations, the parameters in the remaining sections should not be changed.</text:p>
      <text:p text:style-name="text-body">Below are listed the parameters that should be changed for each environment. The remaining parameters are noted within the file.</text:p>
      <table:table table:name="Table6" table:style-name="Table6">
        <table:table-column table:style-name="Table6.A"/>
        <table:table-column table:style-name="Table6.B"/>
        <table:table-row>
          <table:table-cell table:style-name="Table6.A1" office:value-type="string">
            <text:p text:style-name="P3">passwd_auto</text:p>
          </table:table-cell>
          <table:table-cell table:style-name="Table6.A1" office:value-type="string">
            <text:p text:style-name="Standard">The password to use in most places. </text:p>
          </table:table-cell>
        </table:table-row>
        <table:table-row>
          <table:table-cell table:style-name="Table6.A1" office:value-type="string">
            <text:p text:style-name="P3">controller_admin_host</text:p>
          </table:table-cell>
          <table:table-cell table:style-name="Table6.A1" office:value-type="string">
            <text:p text:style-name="Standard">The IP address of the controller nodes interface that has administrative network traffic. </text:p>
          </table:table-cell>
        </table:table-row>
        <table:table-row>
          <table:table-cell table:style-name="Table6.A1" office:value-type="string">
            <text:p text:style-name="P3">controller_priv_host</text:p>
          </table:table-cell>
          <table:table-cell table:style-name="Table6.A1" office:value-type="string">
            <text:p text:style-name="Standard">The IP address of the controller nodes interface connected to the Private API network. </text:p>
          </table:table-cell>
        </table:table-row>
        <table:table-row>
          <table:table-cell table:style-name="Table6.A1" office:value-type="string">
            <text:p text:style-name="P3">controller_pub_host</text:p>
          </table:table-cell>
          <table:table-cell table:style-name="Table6.A1" office:value-type="string">
            <text:p text:style-name="Standard">The IP address of the controller nodes interface connected to the Public API network. </text:p>
          </table:table-cell>
        </table:table-row>
        <table:table-row>
          <table:table-cell table:style-name="Table6.A1" office:value-type="string">
            <text:p text:style-name="P3">nova_public_net</text:p>
          </table:table-cell>
          <table:table-cell table:style-name="Table6.A1" office:value-type="string">
            <text:p text:style-name="Standard">Network address and mask for the Nova Public Network </text:p>
          </table:table-cell>
        </table:table-row>
        <table:table-row>
          <table:table-cell table:style-name="Table6.A1" office:value-type="string">
            <text:p text:style-name="P3">nova_public_iface</text:p>
          </table:table-cell>
          <table:table-cell table:style-name="Table6.A1" office:value-type="string">
            <text:p text:style-name="Standard">Compute nodes interface that is connected to the Nova Public Network</text:p>
          </table:table-cell>
        </table:table-row>
        <table:table-row>
          <table:table-cell table:style-name="Table6.A1" office:value-type="string">
            <text:p text:style-name="P3">nova_private_net</text:p>
          </table:table-cell>
          <table:table-cell table:style-name="Table6.A1" office:value-type="string">
            <text:p text:style-name="Standard">Network address and mask for the Nova Private Network </text:p>
          </table:table-cell>
        </table:table-row>
        <table:table-row>
          <table:table-cell table:style-name="Table6.A1" office:value-type="string">
            <text:p text:style-name="P3">nova_private_iface</text:p>
          </table:table-cell>
          <table:table-cell table:style-name="Table6.A1" office:value-type="string">
            <text:p text:style-name="Standard">Compute nodes interface that is connected to the Nova Private Network </text:p>
          </table:table-cell>
        </table:table-row>
        <table:table-row>
          <table:table-cell table:style-name="Table6.A1" office:value-type="string">
            <text:p text:style-name="P3">private_api_net</text:p>
          </table:table-cell>
          <table:table-cell table:style-name="Table6.A1" office:value-type="string">
            <text:p text:style-name="Standard">Network address and mask for the Private API Network</text:p>
          </table:table-cell>
        </table:table-row>
        <table:table-row>
          <table:table-cell table:style-name="Table6.A1" office:value-type="string">
            <text:p text:style-name="P3">private_api_iface</text:p>
          </table:table-cell>
          <table:table-cell table:style-name="Table6.A1" office:value-type="string">
            <text:p text:style-name="Standard">Compute nodes interface that is connected to the Private API Network </text:p>
          </table:table-cell>
        </table:table-row>
      </table:table>
      <text:p text:style-name="Table">Table <text:sequence text:ref-name="refTable0" text:name="Table" text:formula="ooow:Table+1" style:num-format="1">3.1.1</text:sequence>: </text:p>
      <text:p text:style-name="text-body">Caution should be taken when changing parameters since the parameter type is determined when it is defined in the <text:span text:style-name="_2a__20_RA-File">dell-poc.yaml.erb</text:span> file.</text:p>
      <text:p text:style-name="text-body">When changing values, ensure the new value is in the same syntax as the previous one. Whether a parameter is enclosed in quotes, square brackets, or spans multiple lines determines the type of parameter.</text:p>
      <text:p text:style-name="text-body">Edit the <text:span text:style-name="_2a__20_RA-File">dell-poc.yaml.erb</text:span> file and make the appropriate changes.</text:p>
      <text:h text:style-name="sect2" text:outline-level="2"><text:bookmark-start text:name="_apply_hostgroup_parameters"/><text:soft-page-break/>Apply hostgroup parameters<text:bookmark-end text:name="_apply_hostgroup_parameters"/></text:h>
      <text:p text:style-name="text-body">The <text:span text:style-name="_2a__20_RA-Software_20_Name">rubygen-foreman_api </text:span>package must be installed to apply the changes in the <text:span text:style-name="_2a__20_RA-File">dell-poc.yaml.erb</text:span> file.</text:p>
      <text:p text:style-name="_2a__20_RA-Code"># yum install -y rubygem-foreman_api</text:p>
      <text:p text:style-name="text-body"/>
      <text:p text:style-name="text-body">Change to the <text:span text:style-name="_2a__20_RA-File">/usr/share/openstack-foreman-installer </text:span>directory and execute the <text:span text:style-name="_2a__20_RA-Software_20_Name">bin/quickstack_defaults.rb</text:span> command as shown below.</text:p>
      <text:p text:style-name="_2a__20_RA-Code"># cd /usr/share/openstack-foreman-installer<text:line-break/><text:line-break/># bin/quickstack_defaults.rb -g config/hostgroups.yaml -d ~/dell-poc.yaml.erb -v parameters</text:p>
      <text:p text:style-name="text-body"/>
      <text:p text:style-name="text-body">The <text:span text:style-name="_2a__20_RA-UI_20_Element">network_overrides</text:span> parameter cannot easily be set using the <text:span text:style-name="_2a__20_RA-File">dell-poc.yaml.erb </text:span>file. It is set using the <text:span text:style-name="_2a__20_RA-Software_20_Name">hammer sc-param update</text:span> command.</text:p>
      <text:p text:style-name="text-body">First, the parameter ID must be determined, then the settings applied. Replace <text:span text:style-name="_2a__20_RA-Variable_20_Data">VLAN</text:span> with the starting VLAN number to be used in the environment. Make sure the syntax of the line does not change.</text:p>
      <text:p text:style-name="_2a__20_RA-Code"># ParamId=$( hammer sc-param <text:s/>list --per-page 1000 --search network_overrides \<text:line-break/> <text:s/>| awk '/network_overrides/ {print $1}')<text:line-break/><text:line-break/># hammer sc-param update --id ${ParamId} \<text:line-break/> <text:s/>--default-value "{'vlan_start': VLAN, 'force_dhcp_release': 'false'}" --override yes</text:p>
      <text:p text:style-name="Text_20_body"/>
      <text:h text:style-name="P11" text:outline-level="1"/>
      <text:h text:style-name="P12" text:outline-level="1"><text:bookmark-start text:name="_configure_nodes"/>Configure Nodes<text:bookmark-end text:name="_configure_nodes"/></text:h>
      <text:p text:style-name="text-body">After the nodes are installed, the must have a host group assigned to them.</text:p>
      <text:p text:style-name="text-body">The IDs of the host groups must be determined. Execute the <text:span text:style-name="_2a__20_RA-Software_20_Name">hammer hostgroup list</text:span> command. Take note of the IDs for the Controller (Nova Network) and Compute (Nova Network) host groups.</text:p>
      <text:p text:style-name="_2a__20_RA-Code"># hammer hostgroup list</text:p>
      <text:h text:style-name="sect2" text:outline-level="2" text:is-list-header="true"/>
      <text:h text:style-name="sect2" text:outline-level="2"><text:bookmark-start text:name="_add_controller_hostgroup"/>Add Controller hostgroup<text:bookmark-end text:name="_add_controller_hostgroup"/></text:h>
      <text:p text:style-name="text-body">Apply the Controller (Nova Network) host group to the controller node using the <text:span text:style-name="_2a__20_RA-Software_20_Name">hammer host update</text:span> command.</text:p>
      <text:p text:style-name="_2a__20_RA-Code"># hammer host update --hostgroup-id HOSTGROUP_ID --id HOST_ID</text:p>
      <text:p text:style-name="text-body"/>
      <text:p text:style-name="text-body">Once the host group is applied, log into the controller node and execute the following command to pull the host group configuration.</text:p>
      <text:p text:style-name="_2a__20_RA-Code"># puppet agent -t -dv |&amp; tee /root/puppet.out</text:p>
      <text:p text:style-name="text-body"/>
      <text:p text:style-name="text-body">This command pipes a copy of the output to the <text:span text:style-name="_2a__20_RA-File">/root/puppet.out</text:span> file for later review. Watch the output or review the <text:span text:style-name="_2a__20_RA-File">/root/puppet.out </text:span>file for errors.</text:p>
      <text:h text:style-name="sect2" text:outline-level="2"><text:bookmark-start text:name="_add_compute_hostgroup"/>Add Compute hostgroup<text:bookmark-end text:name="_add_compute_hostgroup"/></text:h>
      <text:p text:style-name="text-body">Add the host groups to the hosts one at a time. Make sure to run <text:span text:style-name="_2a__20_RA-Software_20_Name">puppet agent -t -dv |&amp; tee /root/puppet.out</text:span> between each.</text:p>
      <text:p text:style-name="text-body">Do not add the next host in the list until the previous one is finished. Failure to do so can lead to a race condition that prevents proper installation and configuration of the compute nodes.</text:p>
      <text:p text:style-name="listingblock"># hammer host update --hostgroup-id HOSTGROUP_ID --id HOST_ID</text:p>
      <text:p text:style-name="text-body">Wait for each compute node to finish its configuration before starting the next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0193in" fo:margin-bottom="0.0902in"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text-properties fo:font-size="11pt"/>
    </style:style>
    <style:style style:name="sect-default" style:family="paragraph" style:class="text">
      <style:paragraph-properties fo:margin-top="0.0709in" fo:margin-bottom="0.0193in" fo:keep-with-next="always"/>
      <style:text-properties fo:color="#527bbd" style:font-name="Arial" fo:font-weight="bold"/>
    </style:style>
    <style:style style:name="sect0" style:family="paragraph" style:parent-style-name="sect-default" style:master-page-name="">
      <style:paragraph-properties fo:margin-top="0.0783in" fo:margin-bottom="0.0902in" style:page-number="auto" fo:padding="0in" fo:border-left="none" fo:border-right="none" fo:border-top="none" fo:border-bottom="0.0138in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0138in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fo:keep-with-next="always"/>
      <style:text-properties fo:color="#527bbd" style:font-name="Arial" fo:font-weight="bold"/>
    </style:style>
    <style:style style:name="caption" style:family="paragraph" style:class="text">
      <style:paragraph-properties fo:margin-top="0in" fo:margin-bottom="0.028in"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style>
    <style:style style:name="empty" style:family="paragraph">
      <style:paragraph-properties fo:margin-left="0in" fo:margin-right="0in" fo:margin-top="0in" fo:margin-bottom="0in" fo:line-height="0in" fo:text-indent="0in" style:auto-text-indent="false" fo:padding="0in" fo:border="none"/>
    </style:style>
    <style:style style:name="annotationblock" style:family="paragraph">
      <style:paragraph-properties fo:margin-left="0in" fo:margin-right="0in" fo:margin-top="0in" fo:margin-bottom="0in"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style>
    <style:style style:name="asciidoc-hr" style:family="paragraph" style:next-style-name="text-body" style:class="html">
      <style:paragraph-properties fo:line-height="0in" fo:padding="0in" fo:border-left="none" fo:border-right="none" fo:border-top="none" fo:border-bottom="0.0138in solid #c0c0c0"/>
    </style:style>
    <style:style style:name="listingblock" style:family="paragraph">
      <style:paragraph-properties fo:keep-together="auto" fo:background-color="#f8f8f8" fo:padding-left="0.0783in" fo:padding-right="0.0783in" fo:padding-top="0.1181in" fo:padding-bottom="0.1181in" fo:border-left="0.0591in solid #f0f0f0" fo:border-right="0.0043in solid #dddddd" fo:border-top="0.0043in solid #dddddd" fo:border-bottom="0.0043in solid #dddddd" style:shadow="none" style:line-break="normal">
        <style:background-image/>
      </style:paragraph-properties>
      <style:text-properties fo:color="#000080" style:font-name="DejaVu Sans Mono" fo:font-size="10pt"/>
    </style:style>
    <style:style style:name="literalblock" style:family="paragraph">
      <style:paragraph-properties fo:padding-left="0in" fo:padding-right="0in" fo:padding-top="0.0783in" fo:padding-bottom="0.0783in" fo:border-left="0.0008in solid #000000" fo:border-right="none" fo:border-top="none" fo:border-bottom="none"/>
      <style:text-properties fo:color="#000080" style:font-name="DejaVu Sans Mono"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fo:text-indent="0in" style:auto-text-indent="false" fo:background-color="#f8f8f8" fo:padding-left="0.0591in" fo:padding-right="0.0193in" fo:padding-top="0.0193in" fo:padding-bottom="0.0193in" fo:border-left="0.0783in solid #f0f0f0" fo:border-right="0.0161in solid #dddddd" fo:border-top="0.0161in solid #dddddd" fo:border-bottom="0.0161in solid #dddddd" style:shadow="none">
        <style:background-image/>
      </style:paragraph-properties>
      <style:text-properties fo:color="#000080" style:font-name="DejaVu Sans Mono" fo:font-size="10pt"/>
    </style:style>
    <style:style style:name="preamble" style:family="paragraph">
      <style:text-properties fo:font-style="italic"/>
    </style:style>
    <style:style style:name="text-body" style:family="paragraph" style:class="text">
      <style:paragraph-properties fo:margin-top="0in" fo:margin-bottom="0.0835in"/>
    </style:style>
    <style:style style:name="footer" style:family="paragraph" style:class="extra">
      <style:paragraph-properties fo:padding="0in" fo:border-left="none" fo:border-right="none" fo:border-top="0.0008in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0.0492in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shadow="none" fo:keep-with-next="always">
        <style:tab-stops>
          <style:tab-stop style:position="6in" style:type="right"/>
        </style:tab-stops>
      </style:paragraph-properties>
      <style:text-properties style:font-name="Nimbus Sans L" fo:font-size="14pt" style:font-name-asian="WenQuanYi Zen Hei" style:font-size-asian="14pt" style:font-weight-asian="normal"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ans" style:font-name-complex="Lohit Devanagari1"/>
    </style:style>
    <style:style style:name="Caption" style:family="paragraph" style:parent-style-name="Standard" style:class="extra">
      <style:paragraph-properties fo:margin-top="0.0835in" fo:margin-bottom="0.0835in" text:number-lines="false" text:line-number="0"/>
      <style:text-properties style:font-name="DejaVu Sans Mono1"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Liberation Sans" style:font-name-complex="Lohit Devanagari1"/>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size="11pt" style:font-size-asian="11pt" style:font-name-complex="Arial" style:font-size-complex="11pt"/>
    </style:style>
    <style:style style:name="_2a__20_RA-Code" style:display-name="* RA-Code" style:family="paragraph" style:parent-style-name="Standard">
      <style:paragraph-properties fo:margin-left="0.1in" fo:margin-right="0.1in" fo:margin-top="0in" fo:margin-bottom="0in" fo:text-indent="0in" style:auto-text-indent="false" fo:background-color="#ffffcc">
        <style:tab-stops/>
        <style:background-image/>
      </style:paragraph-properties>
      <style:text-properties style:font-name="Liberation Mono"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fo:text-indent="0in" style:auto-text-indent="false" fo:background-color="#ccffff">
        <style:background-image/>
      </style:paragraph-properties>
      <style:text-properties style:font-name="Liberation Mono"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text-properties style:font-name="DejaVu Sans Mono2" fo:font-size="10pt" style:font-name-asian="WenQuanYi Zen Hei Sharp" style:font-size-asian="10pt" style:font-name-complex="Lohit Devanagari2"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style="italic" fo:font-weight="bold" fo:background-color="transparent" style:font-weight-asian="normal"/>
    </style:style>
    <style:style style:name="_2a__20_RA-Generic_20_Entity" style:display-name="* RA-Generic Entity" style:family="text">
      <style:text-properties style:font-name="Liberation Sans2"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0.0591in solid #f0f0f0" fo:border-right="0.0043in solid #dddddd" fo:border-top="0.0043in solid #dddddd" fo:border-bottom="0.0043in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0.028in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9666B501.jpg" xlink:type="simple" xlink:actuate="onLoad" style:position="center center" style:repeat="no-repeat"/>
        <style:columns fo:column-count="1" fo:column-gap="0in"/>
        <style:footnote-sep style:width="0.0071in"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17</text:page-number></text:span><text:span text:style-name="MT1"><text:tab/></text:span></text:p>
      </style:footer>
      <style:footer-left>
        <text:p text:style-name="Footer"><text:span text:style-name="MT2"><text:tab/></text:span><text:span text:style-name="MT2"><text:page-number text:select-page="current">18</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Footer"><text:span text:style-name="MT2">www.redhat.com<text:tab/></text:span><text:span text:style-name="MT2"><text:page-number text:select-page="current"/></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4-12-15T16:21:41.47</dc:date>
    <meta:editing-duration>PT21H43M23S</meta:editing-duration>
    <meta:editing-cycles>6</meta:editing-cycles>
    <meta:generator>OpenOffice/4.1.1$Win32 OpenOffice.org_project/411m6$Build-9775</meta:generator>
    <meta:document-statistic meta:table-count="7" meta:image-count="8" meta:object-count="0" meta:page-count="18" meta:paragraph-count="282" meta:word-count="3504" meta:character-count="24099"/>
  </office:meta>
</office:document-meta>
</file>